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CommentAfterElemen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CommentAfterElement.PSCommentAfterElem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CommentAfterElement.instantiateExtensionAttach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